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0f5f97" officeooo:paragraph-rsid="000d0a47"/>
    </style:style>
    <style:style style:name="P2" style:family="paragraph" style:parent-style-name="Standard">
      <style:text-properties officeooo:rsid="000d0a47" officeooo:paragraph-rsid="000d0a47"/>
    </style:style>
    <style:style style:name="P3" style:family="paragraph" style:parent-style-name="Heading_20_1">
      <style:text-properties officeooo:rsid="000d0a47" officeooo:paragraph-rsid="000d0a47"/>
    </style:style>
    <style:style style:name="P4" style:family="paragraph" style:parent-style-name="Text_20_body" style:list-style-name="L1">
      <style:text-properties officeooo:rsid="001091eb" officeooo:paragraph-rsid="001091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e15dd" style:font-style-asian="normal" style:font-style-complex="normal"/>
    </style:style>
    <style:style style:name="T4" style:family="text">
      <style:text-properties officeooo:rsid="000e15dd"/>
    </style:style>
    <style:style style:name="T5" style:family="text">
      <style:text-properties officeooo:rsid="001091e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5"/></text:p>
      <text:p text:style-name="P1">Ex_<text:span text:style-name="T5">theatre_1</text:span></text:p>
      <text:p text:style-name="P2"/>
      <text:h text:style-name="P3" text:outline-level="1">Instructions</text:h>
      <text:list xml:id="list1450988195295902126" text:style-name="L1">
        <text:list-item>
          <text:p text:style-name="P4">Entrez les informations bibliographiques dans le teiHEader (les informations se trouvent à l’adresse suivante : <text:a xlink:type="simple" xlink:href="http://catalogue.bnf.fr/ark:/12148/cb311689815" text:style-name="Internet_20_link" text:visited-style-name="Visited_20_Internet_20_Link">http://catalogue.bnf.fr/ark:/12148/cb311689815</text:a>)</text:p>
        </text:list-item>
        <text:list-item>
          <text:p text:style-name="P4">Structurez l’épître dédicatoire. Commencez par ce qui est propre à la lettre (salutations, <text:span text:style-name="T1">etc</text:span>.), puis le reste (alinéas, césures, etc.<text:span text:style-name="T2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1:01:33.618450000</meta:creation-date>
    <dc:date>2018-02-11T13:03:45.887775000</dc:date>
    <meta:editing-duration>PT11M28S</meta:editing-duration>
    <meta:editing-cycles>5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5" meta:word-count="41" meta:character-count="339" meta:non-whitespace-character-count="290"/>
  </office:meta>
</office:document-meta>
</file>